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19fbee" officeooo:paragraph-rsid="0019fbee"/>
    </style:style>
    <style:style style:name="P2" style:family="paragraph" style:parent-style-name="Standard">
      <style:text-properties fo:font-weight="normal" officeooo:rsid="0019fbee" officeooo:paragraph-rsid="0019fbee" style:font-weight-asian="normal" style:font-weight-complex="normal"/>
    </style:style>
    <style:style style:name="P3" style:family="paragraph" style:parent-style-name="Standard">
      <style:text-properties fo:font-weight="normal" officeooo:rsid="001a4948" officeooo:paragraph-rsid="001a4948" style:font-weight-asian="normal" style:font-weight-complex="normal"/>
    </style:style>
    <style:style style:name="P4" style:family="paragraph" style:parent-style-name="Standard">
      <style:text-properties fo:font-weight="bold" officeooo:rsid="001a4948" officeooo:paragraph-rsid="001a4948" style:font-weight-asian="bold" style:font-weight-complex="bold"/>
    </style:style>
    <style:style style:name="T1" style:family="text">
      <style:text-properties style:text-position="sub 58%" fo:font-weight="bold" style:font-weight-asian="bold" style:font-weight-complex="bold"/>
    </style:style>
    <style:style style:name="T2" style:family="text">
      <style:text-properties style:text-position="0% 100%"/>
    </style:style>
    <style:style style:name="T3" style:family="text">
      <style:text-properties style:text-position="0% 100%" fo:font-weight="bold" style:font-weight-asian="bold" style:font-weight-complex="bold"/>
    </style:style>
    <style:style style:name="T4" style:family="text">
      <style:text-properties style:text-position="0% 100%" fo:font-weight="normal" style:font-weight-asian="normal" style:font-weight-complex="normal"/>
    </style:style>
    <style:style style:name="T5" style:family="text">
      <style:text-properties style:text-position="0% 100%" fo:font-weight="normal" officeooo:rsid="001a80ae"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uestreo por estratos es un metodo de muestreo probabilistico es frecuentemente implementado.</text:p>
      <text:p text:style-name="P1"/>
      <text:p text:style-name="P1">La poblacion es dividida entre estratos que tienen individuos con caracteristicas similares en su interior.</text:p>
      <text:p text:style-name="P1"/>
      <text:p text:style-name="P1">Tipicamente, cada estrato se muestrea de manera independiente utilizando metodos que permitan calcular un estimador insesgado <text:span text:style-name="T3">del total del estrato </text:span><text:span text:style-name="T1"><text:s/></text:span><text:span text:style-name="T4">o de </text:span><text:span text:style-name="T3">la media del estrato.</text:span></text:p>
      <text:p text:style-name="P2"><text:span text:style-name="T2"/></text:p>
      <text:p text:style-name="P2"><text:span text:style-name="T2">Estos </text:span><text:span text:style-name="T3">estimadores totales </text:span><text:span text:style-name="T2">pueden ser adicionados <text:s/>para calcular el </text:span><text:span text:style-name="T3">total de la poblacion. </text:span></text:p>
      <text:p text:style-name="P3"><text:span text:style-name="T2">Usando las </text:span><text:span text:style-name="T3">medias estimadas</text:span><text:span text:style-name="T2"> de los estratos se puede calcular la </text:span><text:span text:style-name="T3">la media poblaiconal.</text:span></text:p>
      <text:p text:style-name="P3"><text:span text:style-name="T3"/></text:p>
      <text:p text:style-name="P3"><text:span text:style-name="T3">Estratificacion</text:span><text:span text:style-name="T2"> es utilizada para incrementar la eficiencia del diseño muestral y para mejorar los costos.</text:span></text:p>
      <text:p text:style-name="P3"><text:span text:style-name="T2"/></text:p>
      <text:p text:style-name="P3"><text:span text:style-name="T2">Nos vamos a enfocar en </text:span><text:span text:style-name="T3">MUESTREO ALEATORIO ESTRATIFICADO</text:span></text:p>
      <text:p text:style-name="P3"><text:span text:style-name="T2"/></text:p>
      <text:p text:style-name="P3"><text:span text:style-name="T2">Aquí los elemntoss son muestreados por MUESTREO ALEATORIO SIMPLE</text:span></text:p>
      <text:p text:style-name="P3"><text:span text:style-name="T2"/></text:p>
      <text:p text:style-name="P4"><text:span text:style-name="T2">fundamentos basicos del MUESTREO ESTRATIFICADO</text:span></text:p>
      <text:p text:style-name="P4"><text:span text:style-name="T2"/></text:p>
      <text:p text:style-name="P4"><text:span text:style-name="T2">1. </text:span><text:span text:style-name="T4">La poblacion contiene subpoblaciones, que son el interes primario de los investigadores. Cuando son requeridos distintos estimadores de precisión conocida de estas subpoblaciones, es aconsejable tratar cada subpoblacion como una poblacion aparte.</text:span></text:p>
      <text:p text:style-name="P4"><text:span text:style-name="T4">El tamaño de la muestra se puede incrementar para alcanzar los niveles de precision requeridos.</text:span></text:p>
      <text:p text:style-name="P4"><text:span text:style-name="T4"/></text:p>
      <text:p text:style-name="P4"><text:span text:style-name="T2">2. </text:span><text:span text:style-name="T4">Puede swer administrativamente conveniente ESTRATIFICAR.</text:span></text:p>
      <text:p text:style-name="P4"><text:span text:style-name="T4"/></text:p>
      <text:p text:style-name="P4"><text:span text:style-name="T2">3. </text:span><text:span text:style-name="T4">Distintos grupos dentro de una poblacion pueden difereir hasta el punto que distintos metodos de muestreo son requeridos. Ademas la poblacion de estudio </text:span><text:span text:style-name="T5">puede estar dividida hasata el punto que muestreo estratificado es la unica opcion.</text:span></text:p>
      <text:p text:style-name="P4"><text:span text:style-name="T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5T19:04:54.088686057</meta:creation-date>
    <dc:date>2022-02-05T19:41:59.226797258</dc:date>
    <meta:editing-duration>PT4M24S</meta:editing-duration>
    <meta:editing-cycles>1</meta:editing-cycles>
    <meta:document-statistic meta:table-count="0" meta:image-count="0" meta:object-count="0" meta:page-count="1" meta:paragraph-count="13" meta:word-count="208" meta:character-count="1464" meta:non-whitespace-character-count="1266"/>
    <meta:generator>LibreOffice/7.2.5.2$Linux_X86_64 LibreOffice_project/499f9727c189e6ef3471021d6132d4c694f357e5</meta:generator>
  </office:meta>
</office:document-meta>
</file>